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43cm"/>
    </style:style>
    <style:style style:name="co2" style:family="table-column">
      <style:table-column-properties fo:break-before="auto" style:column-width="2.94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4.10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delle Übersich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<text:a xlink:href="mailto:pass@1">pass@1</text:a></text:p>
          </table:table-cell>
          <table:table-cell table:style-name="ce1" office:value-type="string">
            <text:p><text:a xlink:href="mailto:pass@5">pass@5</text:a></text:p>
          </table:table-cell>
          <table:table-cell table:number-columns-repeated="7"/>
        </table:table-row>
        <table:table-row table:style-name="ro2">
          <table:table-cell office:value-type="string">
            <text:p>Deepseek Coder V2</text:p>
          </table:table-cell>
          <table:table-cell office:value-type="float" office:value="0.555">
            <text:p>0,555</text:p>
          </table:table-cell>
          <table:table-cell office:value-type="float" office:value="0.65">
            <text:p>0,65</text:p>
          </table:table-cell>
          <table:table-cell table:number-columns-repeated="7"/>
        </table:table-row>
        <table:table-row table:style-name="ro2">
          <table:table-cell office:value-type="string">
            <text:p>Deepseek-R1</text:p>
          </table:table-cell>
          <table:table-cell office:value-type="float" office:value="0.7025">
            <text:p>0,7025</text:p>
          </table:table-cell>
          <table:table-cell office:value-type="float" office:value="0.8375">
            <text:p>0,8375</text:p>
          </table:table-cell>
          <table:table-cell table:number-columns-repeated="7"/>
        </table:table-row>
        <table:table-row table:style-name="ro2">
          <table:table-cell office:value-type="string">
            <text:p>Gemini 1.5 Chatbot</text:p>
          </table:table-cell>
          <table:table-cell office:value-type="float" office:value="0.2925">
            <text:p>0,2925</text:p>
          </table:table-cell>
          <table:table-cell office:value-type="float" office:value="0.55">
            <text:p>0,55</text:p>
          </table:table-cell>
          <table:table-cell table:number-columns-repeated="7"/>
        </table:table-row>
        <table:table-row table:style-name="ro2">
          <table:table-cell office:value-type="string">
            <text:p>Gemini 1.5 API (600 Token)</text:p>
          </table:table-cell>
          <table:table-cell office:value-type="float" office:value="0.06">
            <text:p>0,06</text:p>
          </table:table-cell>
          <table:table-cell office:value-type="float" office:value="0.075">
            <text:p>0,075</text:p>
          </table:table-cell>
          <table:table-cell table:number-columns-repeated="7"/>
        </table:table-row>
        <table:table-row table:style-name="ro2">
          <table:table-cell office:value-type="string">
            <text:p>ChatGPT 4 Turbo API (600 Token)</text:p>
          </table:table-cell>
          <table:table-cell office:value-type="float" office:value="0.335">
            <text:p>0,335</text:p>
          </table:table-cell>
          <table:table-cell office:value-type="float" office:value="0.6125">
            <text:p>0,6125</text:p>
          </table:table-cell>
          <table:table-cell table:number-columns-repeated="7"/>
        </table:table-row>
        <table:table-row table:style-name="ro2">
          <table:table-cell office:value-type="string">
            <text:p>Llama3.1 (600 Token)</text:p>
          </table:table-cell>
          <table:table-cell office:value-type="float" office:value="0.43">
            <text:p>0,43</text:p>
          </table:table-cell>
          <table:table-cell office:value-type="float" office:value="0.6375">
            <text:p>0,6375</text:p>
          </table:table-cell>
          <table:table-cell table:number-columns-repeated="7"/>
        </table:table-row>
        <table:table-row table:style-name="ro2">
          <table:table-cell office:value-type="string">
            <text:p>Llama3.1 (1200 Token)</text:p>
          </table:table-cell>
          <table:table-cell office:value-type="float" office:value="0.445">
            <text:p>0,445</text:p>
          </table:table-cell>
          <table:table-cell office:value-type="float" office:value="0.6375">
            <text:p>0,6375</text:p>
          </table:table-cell>
          <table:table-cell table:number-columns-repeated="6"/>
          <table:table-cell>
            <draw:frame table:end-cell-address="'Modelle Übersicht'.U35" table:end-x="2.051cm" table:end-y="0.245cm" draw:z-index="0" draw:style-name="gr1" draw:text-style-name="P1" svg:width="26.85cm" svg:height="12.108cm" svg:x="0.04cm" svg:y="0.345cm">
              <draw:object draw:notify-on-update-of-ranges="'Modelle Übersicht'.A1:'Modelle Übersicht'.A1 'Modelle Übersicht'.B1:'Modelle Übersicht'.C1 'Modelle Übersicht'.A2:'Modelle Übersicht'.A2 'Modelle Übersicht'.B2:'Modelle Übersicht'.C2 'Modelle Übersicht'.A3:'Modelle Übersicht'.A3 'Modelle Übersicht'.B3:'Modelle Übersicht'.C3 'Modelle Übersicht'.A4:'Modelle Übersicht'.A4 'Modelle Übersicht'.B4:'Modelle Übersicht'.C4 'Modelle Übersicht'.A5:'Modelle Übersicht'.A5 'Modelle Übersicht'.B5:'Modelle Übersicht'.C5 'Modelle Übersicht'.A6:'Modelle Übersicht'.A6 'Modelle Übersicht'.B6:'Modelle Übersicht'.C6 'Modelle Übersicht'.A7:'Modelle Übersicht'.A7 'Modelle Übersicht'.B7:'Modelle Übersicht'.C7 'Modelle Übersicht'.A8:'Modelle Übersicht'.A8 'Modelle Übersicht'.B8:'Modelle Übersicht'.C8 'Modelle Übersicht'.A9:'Modelle Übersicht'.A9 'Modelle Übersicht'.B9:'Modelle Übersicht'.C9 'Modelle Übersicht'.A10:'Modelle Übersicht'.A10 'Modelle Übersicht'.B10:'Modelle Übersicht'.C10 'Modelle Übersicht'.A11:'Modelle Übersicht'.A11 'Modelle Übersicht'.B11:'Modelle Übersicht'.C11 'Modelle Übersicht'.A12:'Modelle Übersicht'.A12 'Modelle Übersicht'.B12:'Modelle Übersicht'.C12 'Modelle Übersicht'.A13:'Modelle Übersicht'.A13 'Modelle Übersicht'.B13:'Modelle Übersicht'.C13 'Modelle Übersicht'.A14:'Modelle Übersicht'.A14 'Modelle Übersicht'.B14:'Modelle Übersicht'.C14 'Modelle Übersicht'.A15:'Modelle Übersicht'.A15 'Modelle Übersicht'.B15:'Modelle Übersicht'.C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Llama3.1-Claude 8b-q4</text:p>
          </table:table-cell>
          <table:table-cell office:value-type="float" office:value="0.4625">
            <text:p>0,4625</text:p>
          </table:table-cell>
          <table:table-cell office:value-type="float" office:value="0.65">
            <text:p>0,65</text:p>
          </table:table-cell>
          <table:table-cell table:number-columns-repeated="7"/>
        </table:table-row>
        <table:table-row table:style-name="ro2">
          <table:table-cell table:style-name="ce2" office:value-type="string">
            <text:p>Llama3.2</text:p>
          </table:table-cell>
          <table:table-cell office:value-type="float" office:value="0.2625">
            <text:p>0,2625</text:p>
          </table:table-cell>
          <table:table-cell office:value-type="float" office:value="0.55">
            <text:p>0,55</text:p>
          </table:table-cell>
          <table:table-cell table:number-columns-repeated="7"/>
        </table:table-row>
        <table:table-row table:style-name="ro2">
          <table:table-cell office:value-type="string">
            <text:p>Llama3.3 70b-q2</text:p>
          </table:table-cell>
          <table:table-cell office:value-type="float" office:value="0.6275">
            <text:p>0,6275</text:p>
          </table:table-cell>
          <table:table-cell office:value-type="float" office:value="0.725">
            <text:p>0,725</text:p>
          </table:table-cell>
          <table:table-cell table:number-columns-repeated="7"/>
        </table:table-row>
        <table:table-row table:style-name="ro2">
          <table:table-cell office:value-type="string">
            <text:p>Mistral Small</text:p>
          </table:table-cell>
          <table:table-cell office:value-type="float" office:value="0.22">
            <text:p>0,22</text:p>
          </table:table-cell>
          <table:table-cell office:value-type="float" office:value="0.4">
            <text:p>0,4</text:p>
          </table:table-cell>
          <table:table-cell table:number-columns-repeated="7"/>
        </table:table-row>
        <table:table-row table:style-name="ro2">
          <table:table-cell office:value-type="string">
            <text:p>Qwen2.5 Coder</text:p>
          </table:table-cell>
          <table:table-cell office:value-type="float" office:value="0.1975">
            <text:p>0,1975</text:p>
          </table:table-cell>
          <table:table-cell office:value-type="float" office:value="0.3">
            <text:p>0,3</text:p>
          </table:table-cell>
          <table:table-cell table:number-columns-repeated="7"/>
        </table:table-row>
        <table:table-row table:style-name="ro2">
          <table:table-cell office:value-type="string">
            <text:p>Codellama:13b</text:p>
          </table:table-cell>
          <table:table-cell office:value-type="float" office:value="0.005">
            <text:p>0,005</text:p>
          </table:table-cell>
          <table:table-cell office:value-type="float" office:value="0.025">
            <text:p>0,025</text:p>
          </table:table-cell>
          <table:table-cell table:number-columns-repeated="7"/>
        </table:table-row>
        <table:table-row table:style-name="ro3">
          <table:table-cell office:value-type="string">
            <text:p>Codellama:70b</text:p>
          </table:table-cell>
          <table:table-cell office:value-type="float" office:value="0.3325">
            <text:p>0,3325</text:p>
          </table:table-cell>
          <table:table-cell office:value-type="float" office:value="0.6375">
            <text:p>0,6375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table:style-name="ce1" table:number-columns-repeated="3"/>
          <table:table-cell table:number-columns-repeated="7"/>
        </table:table-row>
        <table:table-row table:style-name="ro3" table:number-rows-repeated="5">
          <table:table-cell table:number-columns-repeated="10"/>
        </table:table-row>
        <table:table-row table:style-name="ro3">
          <table:table-cell table:style-name="ce2"/>
          <table:table-cell table:number-columns-repeated="9"/>
        </table:table-row>
      </table:table>
      <table:table table:name="Sprachen Übersicht" table:style-name="ta1" table:print="false">
        <table:table-column table:style-name="co3" table:default-cell-style-name="Default"/>
        <table:table-column table:style-name="co4" table:number-columns-repeated="6" table:default-cell-style-name="Default"/>
        <table:table-column table:style-name="co3" table:number-columns-repeated="4" table:default-cell-style-name="Default"/>
        <table:table-row table:style-name="ro2">
          <table:table-cell table:style-name="ce1"/>
          <table:table-cell table:style-name="ce1" office:value-type="string">
            <text:p>Llama 3.1 deu</text:p>
          </table:table-cell>
          <table:table-cell table:style-name="ce1" office:value-type="string">
            <text:p>Llama 3.1 eng</text:p>
          </table:table-cell>
          <table:table-cell table:style-name="ce1" office:value-type="string">
            <text:p>Unterschied</text:p>
          </table:table-cell>
          <table:table-cell table:number-columns-repeated="5"/>
          <table:table-cell>
            <draw:frame table:end-cell-address="'Sprachen Übersicht'.R20" table:end-x="0.178cm" table:end-y="0.361cm" draw:z-index="0" draw:style-name="gr1" draw:text-style-name="P1" svg:width="16cm" svg:height="8.941cm" svg:x="2.243cm" svg:y="0cm">
              <draw:object draw:notify-on-update-of-ranges="'Sprachen Übersicht'.A2:'Sprachen Übersicht'.A6 'Sprachen Übersicht'.B1:'Sprachen Übersicht'.B1 'Sprachen Übersicht'.B2:'Sprachen Übersicht'.B6 'Sprachen Übersicht'.C1:'Sprachen Übersicht'.C1 'Sprachen Übersicht'.C2:'Sprachen Übersicht'.C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pass@1</text:p>
          </table:table-cell>
          <table:table-cell office:value-type="float" office:value="0.43">
            <text:p>0,43</text:p>
          </table:table-cell>
          <table:table-cell office:value-type="float" office:value="0.485">
            <text:p>0,485</text:p>
          </table:table-cell>
          <table:table-cell table:formula="of:=[.B2]-[.C2]" office:value-type="float" office:value="-0.055">
            <text:p>-0,055</text:p>
          </table:table-cell>
          <table:table-cell table:number-columns-repeated="7"/>
        </table:table-row>
        <table:table-row table:style-name="ro2">
          <table:table-cell office:value-type="string">
            <text:p>pass@2</text:p>
          </table:table-cell>
          <table:table-cell office:value-type="float" office:value="0.5375">
            <text:p>0,5375</text:p>
          </table:table-cell>
          <table:table-cell office:value-type="float" office:value="0.5512">
            <text:p>0,5512</text:p>
          </table:table-cell>
          <table:table-cell table:formula="of:=[.B3]-[.C3]" office:value-type="float" office:value="-0.0137">
            <text:p>-0,0137</text:p>
          </table:table-cell>
          <table:table-cell table:number-columns-repeated="7"/>
        </table:table-row>
        <table:table-row table:style-name="ro2">
          <table:table-cell office:value-type="string">
            <text:p>pass@3</text:p>
          </table:table-cell>
          <table:table-cell office:value-type="float" office:value="0.59">
            <text:p>0,59</text:p>
          </table:table-cell>
          <table:table-cell office:value-type="float" office:value="0.5825">
            <text:p>0,5825</text:p>
          </table:table-cell>
          <table:table-cell table:formula="of:=[.B4]-[.C4]" office:value-type="float" office:value="0.00749999999999995">
            <text:p>0,0075</text:p>
          </table:table-cell>
          <table:table-cell table:number-columns-repeated="7"/>
        </table:table-row>
        <table:table-row table:style-name="ro2">
          <table:table-cell office:value-type="string">
            <text:p>pass@4</text:p>
          </table:table-cell>
          <table:table-cell office:value-type="float" office:value="0.62">
            <text:p>0,62</text:p>
          </table:table-cell>
          <table:table-cell office:value-type="float" office:value="0.6">
            <text:p>0,6</text:p>
          </table:table-cell>
          <table:table-cell table:formula="of:=[.B5]-[.C5]" office:value-type="float" office:value="0.0199999999999999">
            <text:p>0,02</text:p>
          </table:table-cell>
          <table:table-cell table:number-columns-repeated="7"/>
        </table:table-row>
        <table:table-row table:style-name="ro2">
          <table:table-cell office:value-type="string">
            <text:p>pass@5</text:p>
          </table:table-cell>
          <table:table-cell office:value-type="float" office:value="0.6375">
            <text:p>0,6375</text:p>
          </table:table-cell>
          <table:table-cell office:value-type="float" office:value="0.6125">
            <text:p>0,6125</text:p>
          </table:table-cell>
          <table:table-cell table:formula="of:=[.B6]-[.C6]" office:value-type="float" office:value="0.025">
            <text:p>0,025</text:p>
          </table:table-cell>
          <table:table-cell table:number-columns-repeated="7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ce1"/>
          <table:table-cell table:style-name="ce1" office:value-type="string">
            <text:p>Llama 3.2 deu</text:p>
          </table:table-cell>
          <table:table-cell table:style-name="ce1" office:value-type="string">
            <text:p>Llama 3.2 eng</text:p>
          </table:table-cell>
          <table:table-cell table:style-name="ce1" office:value-type="string">
            <text:p>Unterschied</text:p>
          </table:table-cell>
          <table:table-cell table:number-columns-repeated="7"/>
        </table:table-row>
        <table:table-row table:style-name="ro2">
          <table:table-cell office:value-type="string">
            <text:p>pass@1</text:p>
          </table:table-cell>
          <table:table-cell office:value-type="float" office:value="0.2625">
            <text:p>0,2625</text:p>
          </table:table-cell>
          <table:table-cell office:value-type="float" office:value="0.2475">
            <text:p>0,2475</text:p>
          </table:table-cell>
          <table:table-cell table:formula="of:=[.B11]-[.C11]" office:value-type="float" office:value="0.015">
            <text:p>0,015</text:p>
          </table:table-cell>
          <table:table-cell table:number-columns-repeated="7"/>
        </table:table-row>
        <table:table-row table:style-name="ro2">
          <table:table-cell office:value-type="string">
            <text:p>pass@2</text:p>
          </table:table-cell>
          <table:table-cell office:value-type="float" office:value="0.3875">
            <text:p>0,3875</text:p>
          </table:table-cell>
          <table:table-cell office:value-type="float" office:value="0.3337">
            <text:p>0,3337</text:p>
          </table:table-cell>
          <table:table-cell table:formula="of:=[.B12]-[.C12]" office:value-type="float" office:value="0.0538">
            <text:p>0,0538</text:p>
          </table:table-cell>
          <table:table-cell table:number-columns-repeated="7"/>
        </table:table-row>
        <table:table-row table:style-name="ro2">
          <table:table-cell office:value-type="string">
            <text:p>pass@3</text:p>
          </table:table-cell>
          <table:table-cell office:value-type="float" office:value="0.465">
            <text:p>0,465</text:p>
          </table:table-cell>
          <table:table-cell office:value-type="float" office:value="0.385">
            <text:p>0,385</text:p>
          </table:table-cell>
          <table:table-cell table:formula="of:=[.B13]-[.C13]" office:value-type="float" office:value="0.08">
            <text:p>0,08</text:p>
          </table:table-cell>
          <table:table-cell table:number-columns-repeated="7"/>
        </table:table-row>
        <table:table-row table:style-name="ro2">
          <table:table-cell office:value-type="string">
            <text:p>pass@4</text:p>
          </table:table-cell>
          <table:table-cell office:value-type="float" office:value="0.515">
            <text:p>0,515</text:p>
          </table:table-cell>
          <table:table-cell office:value-type="float" office:value="0.4225">
            <text:p>0,4225</text:p>
          </table:table-cell>
          <table:table-cell table:formula="of:=[.B14]-[.C14]" office:value-type="float" office:value="0.0925">
            <text:p>0,0925</text:p>
          </table:table-cell>
          <table:table-cell table:number-columns-repeated="7"/>
        </table:table-row>
        <table:table-row table:style-name="ro2">
          <table:table-cell office:value-type="string">
            <text:p>pass@5</text:p>
          </table:table-cell>
          <table:table-cell office:value-type="float" office:value="0.55">
            <text:p>0,55</text:p>
          </table:table-cell>
          <table:table-cell office:value-type="float" office:value="0.45">
            <text:p>0,45</text:p>
          </table:table-cell>
          <table:table-cell table:formula="of:=[.B15]-[.C15]" office:value-type="float" office:value="0.1">
            <text:p>0,1</text:p>
          </table:table-cell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1"/>
          <table:table-cell table:style-name="ce1" office:value-type="string">
            <text:p>Llama 3.3 deu</text:p>
          </table:table-cell>
          <table:table-cell table:style-name="ce1" office:value-type="string">
            <text:p>Llama 3.3 eng</text:p>
          </table:table-cell>
          <table:table-cell table:style-name="ce1" office:value-type="string">
            <text:p>Unterschied</text:p>
          </table:table-cell>
          <table:table-cell table:number-columns-repeated="7"/>
        </table:table-row>
        <table:table-row table:style-name="ro2">
          <table:table-cell office:value-type="string">
            <text:p>pass@1</text:p>
          </table:table-cell>
          <table:table-cell office:value-type="float" office:value="0.6275">
            <text:p>0,6275</text:p>
          </table:table-cell>
          <table:table-cell office:value-type="float" office:value="0.6625">
            <text:p>0,6625</text:p>
          </table:table-cell>
          <table:table-cell table:formula="of:=[.B19]-[.C19]" office:value-type="float" office:value="-0.0349999999999999">
            <text:p>-0,035</text:p>
          </table:table-cell>
          <table:table-cell table:number-columns-repeated="7"/>
        </table:table-row>
        <table:table-row table:style-name="ro2">
          <table:table-cell office:value-type="string">
            <text:p>pass@2</text:p>
          </table:table-cell>
          <table:table-cell office:value-type="float" office:value="0.6825">
            <text:p>0,6825</text:p>
          </table:table-cell>
          <table:table-cell office:value-type="float" office:value="0.6987">
            <text:p>0,6987</text:p>
          </table:table-cell>
          <table:table-cell table:formula="of:=[.B20]-[.C20]" office:value-type="float" office:value="-0.0162">
            <text:p>-0,0162</text:p>
          </table:table-cell>
          <table:table-cell table:number-columns-repeated="7"/>
        </table:table-row>
        <table:table-row table:style-name="ro2">
          <table:table-cell office:value-type="string">
            <text:p>pass@3</text:p>
          </table:table-cell>
          <table:table-cell office:value-type="float" office:value="0.7063">
            <text:p>0,7063</text:p>
          </table:table-cell>
          <table:table-cell office:value-type="float" office:value="0.7125">
            <text:p>0,7125</text:p>
          </table:table-cell>
          <table:table-cell table:formula="of:=[.B21]-[.C21]" office:value-type="float" office:value="-0.00619999999999998">
            <text:p>-0,0062</text:p>
          </table:table-cell>
          <table:table-cell table:number-columns-repeated="7"/>
        </table:table-row>
        <table:table-row table:style-name="ro2">
          <table:table-cell office:value-type="string">
            <text:p>pass@4</text:p>
          </table:table-cell>
          <table:table-cell office:value-type="float" office:value="0.7175">
            <text:p>0,7175</text:p>
          </table:table-cell>
          <table:table-cell office:value-type="float" office:value="0.72">
            <text:p>0,72</text:p>
          </table:table-cell>
          <table:table-cell table:formula="of:=[.B22]-[.C22]" office:value-type="float" office:value="-0.00249999999999995">
            <text:p>-0,0025</text:p>
          </table:table-cell>
          <table:table-cell table:number-columns-repeated="7"/>
        </table:table-row>
        <table:table-row table:style-name="ro2">
          <table:table-cell office:value-type="string">
            <text:p>pass@5</text:p>
          </table:table-cell>
          <table:table-cell table:number-columns-repeated="2" office:value-type="float" office:value="0.725">
            <text:p>0,725</text:p>
          </table:table-cell>
          <table:table-cell table:formula="of:=[.B23]-[.C23]" office:value-type="float" office:value="0">
            <text:p>0</text:p>
          </table:table-cell>
          <table:table-cell table:number-columns-repeated="7"/>
        </table:table-row>
        <table:table-row table:style-name="ro2" table:number-rows-repeated="18">
          <table:table-cell table:number-columns-repeated="11"/>
        </table:table-row>
        <table:table-row table:style-name="ro2">
          <table:table-cell>
            <draw:frame table:end-cell-address="'Sprachen Übersicht'.F61" table:end-x="2.468cm" table:end-y="0.431cm" draw:z-index="2" draw:style-name="gr1" draw:text-style-name="P1" svg:width="15.999cm" svg:height="8.999cm" svg:x="0.001cm" svg:y="0.013cm">
              <draw:object draw:notify-on-update-of-ranges="'Sprachen Übersicht'.A19:'Sprachen Übersicht'.A23 'Sprachen Übersicht'.B18:'Sprachen Übersicht'.B18 'Sprachen Übersicht'.B19:'Sprachen Übersicht'.B23 'Sprachen Übersicht'.C18:'Sprachen Übersicht'.C18 'Sprachen Übersicht'.C19:'Sprachen Übersicht'.C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>
            <draw:frame table:end-cell-address="'Sprachen Übersicht'.R61" table:end-x="0.198cm" table:end-y="0.432cm" draw:z-index="1" draw:style-name="gr1" draw:text-style-name="P1" svg:width="15.999cm" svg:height="8.999cm" svg:x="0.006cm" svg:y="0.014cm">
              <draw:object draw:notify-on-update-of-ranges="'Sprachen Übersicht'.A11:'Sprachen Übersicht'.A15 'Sprachen Übersicht'.B10:'Sprachen Übersicht'.B10 'Sprachen Übersicht'.B11:'Sprachen Übersicht'.B15 'Sprachen Übersicht'.C10:'Sprachen Übersicht'.C10 'Sprachen Übersicht'.C11:'Sprachen Übersicht'.C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Größen Übersicht" table:style-name="ta1" table:print="false"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Parameter</text:p>
          </table:table-cell>
          <table:table-cell table:style-name="ce1" office:value-type="string">
            <text:p><text:a xlink:href="mailto:pass@1">pass@1</text:a></text:p>
          </table:table-cell>
          <table:table-cell table:number-columns-repeated="8"/>
          <table:table-cell>
            <draw:frame table:end-cell-address="'Größen Übersicht'.W30" table:end-x="1.894cm" table:end-y="0.246cm" draw:z-index="0" draw:style-name="gr1" draw:text-style-name="P1" svg:width="26.589cm" svg:height="13.173cm" svg:x="0.145cm" svg:y="0.217cm">
              <draw:object draw:notify-on-update-of-ranges="'Größen Übersicht'.A1:'Größen Übersicht'.A1 'Größen Übersicht'.A2:'Größen Übersicht'.A12 'Größen Übersicht'.B1:'Größen Übersicht'.B1 'Größen Übersicht'.C2:'Größen Übersicht'.C12 'Größen Übersicht'.B2:'Größen Übersicht'.B12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3">
          <table:table-cell office:value-type="string">
            <text:p>Codellama:13b</text:p>
          </table:table-cell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table:number-columns-repeated="9"/>
        </table:table-row>
        <table:table-row table:style-name="ro2">
          <table:table-cell office:value-type="string">
            <text:p>Qwen2.5 Coder</text:p>
          </table:table-cell>
          <table:table-cell office:value-type="float" office:value="32">
            <text:p>32</text:p>
          </table:table-cell>
          <table:table-cell office:value-type="float" office:value="19.75">
            <text:p>19,75</text:p>
          </table:table-cell>
          <table:table-cell table:number-columns-repeated="9"/>
        </table:table-row>
        <table:table-row table:style-name="ro2">
          <table:table-cell office:value-type="string">
            <text:p>Mistral Small</text:p>
          </table:table-cell>
          <table:table-cell table:number-columns-repeated="2" office:value-type="float" office:value="22">
            <text:p>22</text:p>
          </table:table-cell>
          <table:table-cell table:number-columns-repeated="9"/>
        </table:table-row>
        <table:table-row table:style-name="ro2">
          <table:table-cell table:style-name="ce2" office:value-type="string">
            <text:p>Llama3.2</text:p>
          </table:table-cell>
          <table:table-cell table:style-name="ce2" office:value-type="float" office:value="3">
            <text:p>3</text:p>
          </table:table-cell>
          <table:table-cell office:value-type="float" office:value="26.25">
            <text:p>26,25</text:p>
          </table:table-cell>
          <table:table-cell table:number-columns-repeated="9"/>
        </table:table-row>
        <table:table-row table:style-name="ro2">
          <table:table-cell office:value-type="string">
            <text:p>Llama3.1 (600 Token)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9"/>
        </table:table-row>
        <table:table-row table:style-name="ro2">
          <table:table-cell office:value-type="string">
            <text:p>Llama3.1 (1200 Token)</text:p>
          </table:table-cell>
          <table:table-cell office:value-type="float" office:value="8">
            <text:p>8</text:p>
          </table:table-cell>
          <table:table-cell office:value-type="float" office:value="44.5">
            <text:p>44,5</text:p>
          </table:table-cell>
          <table:table-cell table:number-columns-repeated="9"/>
        </table:table-row>
        <table:table-row table:style-name="ro2">
          <table:table-cell office:value-type="string">
            <text:p>Llama3.1-Claude</text:p>
          </table:table-cell>
          <table:table-cell office:value-type="float" office:value="8">
            <text:p>8</text:p>
          </table:table-cell>
          <table:table-cell office:value-type="float" office:value="46.25">
            <text:p>46,25</text:p>
          </table:table-cell>
          <table:table-cell table:number-columns-repeated="9"/>
        </table:table-row>
        <table:table-row table:style-name="ro2">
          <table:table-cell office:value-type="string">
            <text:p>Deepseek Coder V2</text:p>
          </table:table-cell>
          <table:table-cell office:value-type="float" office:value="16">
            <text:p>16</text:p>
          </table:table-cell>
          <table:table-cell office:value-type="float" office:value="55.5">
            <text:p>55,5</text:p>
          </table:table-cell>
          <table:table-cell table:number-columns-repeated="9"/>
        </table:table-row>
        <table:table-row table:style-name="ro2">
          <table:table-cell office:value-type="string">
            <text:p>Llama3.3</text:p>
          </table:table-cell>
          <table:table-cell office:value-type="float" office:value="70">
            <text:p>70</text:p>
          </table:table-cell>
          <table:table-cell office:value-type="float" office:value="62.75">
            <text:p>62,75</text:p>
          </table:table-cell>
          <table:table-cell table:number-columns-repeated="9"/>
        </table:table-row>
        <table:table-row table:style-name="ro2">
          <table:table-cell office:value-type="string">
            <text:p>Deepseek-R1</text:p>
          </table:table-cell>
          <table:table-cell office:value-type="float" office:value="32">
            <text:p>32</text:p>
          </table:table-cell>
          <table:table-cell office:value-type="float" office:value="70.25">
            <text:p>70,25</text:p>
          </table:table-cell>
          <table:table-cell table:number-columns-repeated="9"/>
        </table:table-row>
        <table:table-row table:style-name="ro3">
          <table:table-cell office:value-type="string">
            <text:p>Codellama:70b</text:p>
          </table:table-cell>
          <table:table-cell office:value-type="float" office:value="70">
            <text:p>70</text:p>
          </table:table-cell>
          <table:table-cell office:value-type="float" office:value="33.25">
            <text:p>33,25</text:p>
          </table:table-cell>
          <table:table-cell table:number-columns-repeated="9"/>
        </table:table-row>
      </table:table>
      <table:table table:name="Optimierung" table:style-name="ta1" table:print="false">
        <table:table-column table:style-name="co6" table:default-cell-style-name="Default"/>
        <table:table-column table:style-name="co3" table:number-columns-repeated="1023" table:default-cell-style-name="Default"/>
        <table:table-row table:style-name="ro2">
          <table:table-cell table:style-name="ce3" office:value-type="string">
            <text:p>CodeLlama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 table:number-columns-repeated="8"/>
          <table:table-cell table:style-name="ce1">
            <draw:frame table:end-cell-address="Optimierung.S22" table:end-x="0.209cm" table:end-y="0.014cm" draw:z-index="1" draw:style-name="gr1" draw:text-style-name="P1" svg:width="15.999cm" svg:height="8.999cm" svg:x="0.017cm" svg:y="0.048cm">
              <draw:object draw:notify-on-update-of-ranges="Optimierung.B11:Optimierung.C11 Optimierung.A12:Optimierung.A12 Optimierung.B12:Optimierung.C12 Optimierung.A13:Optimierung.A13 Optimierung.B13:Optimierung.C1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1" table:number-columns-repeated="1012"/>
        </table:table-row>
        <table:table-row table:style-name="ro2">
          <table:table-cell office:value-type="string">
            <text:p>Langchain</text:p>
          </table:table-cell>
          <table:table-cell office:value-type="float" office:value="0.005">
            <text:p>0,005</text:p>
          </table:table-cell>
          <table:table-cell office:value-type="float" office:value="0.025">
            <text:p>0,025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1425">
            <text:p>0,1425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2">
          <table:table-cell office:value-type="string">
            <text:p>Differenz</text:p>
          </table:table-cell>
          <table:table-cell table:formula="of:=([.B4]-[.B3])" office:value-type="float" office:value="0.1375">
            <text:p>0,1375</text:p>
          </table:table-cell>
          <table:table-cell table:formula="of:=([.C4]-[.C3])" office:value-type="float" office:value="0.375">
            <text:p>0,375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Llama 3.1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Langchain</text:p>
          </table:table-cell>
          <table:table-cell office:value-type="float" office:value="0.43">
            <text:p>0,43</text:p>
          </table:table-cell>
          <table:table-cell office:value-type="float" office:value="0.6375">
            <text:p>0,6375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335">
            <text:p>0,335</text:p>
          </table:table-cell>
          <table:table-cell office:value-type="float" office:value="0.6125">
            <text:p>0,6125</text:p>
          </table:table-cell>
          <table:table-cell table:number-columns-repeated="1021"/>
        </table:table-row>
        <table:table-row table:style-name="ro2">
          <table:table-cell office:value-type="string">
            <text:p>Differenz</text:p>
          </table:table-cell>
          <table:table-cell table:formula="of:=([.B13]-[.B12])" office:value-type="float" office:value="-0.095">
            <text:p>-0,095</text:p>
          </table:table-cell>
          <table:table-cell table:formula="of:=([.C13]-[.C12])" office:value-type="float" office:value="-0.025">
            <text:p>-0,025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Qwen 2.5 Coder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Langchain</text:p>
          </table:table-cell>
          <table:table-cell office:value-type="float" office:value="0.1975">
            <text:p>0,1975</text:p>
          </table:table-cell>
          <table:table-cell office:value-type="float" office:value="0.3">
            <text:p>0,3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7125">
            <text:p>0,7125</text:p>
          </table:table-cell>
          <table:table-cell office:value-type="float" office:value="0.825">
            <text:p>0,825</text:p>
          </table:table-cell>
          <table:table-cell table:number-columns-repeated="1021"/>
        </table:table-row>
        <table:table-row table:style-name="ro2">
          <table:table-cell office:value-type="string">
            <text:p>Differenz</text:p>
          </table:table-cell>
          <table:table-cell table:formula="of:=([.B22]-[.B21])" office:value-type="float" office:value="0.515">
            <text:p>0,515</text:p>
          </table:table-cell>
          <table:table-cell table:formula="of:=([.C22]-[.C21])" office:value-type="float" office:value="0.525">
            <text:p>0,525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Mistral Small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Langchain</text:p>
          </table:table-cell>
          <table:table-cell office:value-type="float" office:value="0.22">
            <text:p>0,22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5375">
            <text:p>0,5375</text:p>
          </table:table-cell>
          <table:table-cell office:value-type="float" office:value="0.725">
            <text:p>0,725</text:p>
          </table:table-cell>
          <table:table-cell table:number-columns-repeated="1021"/>
        </table:table-row>
        <table:table-row table:style-name="ro2">
          <table:table-cell office:value-type="string">
            <text:p>Differenz</text:p>
          </table:table-cell>
          <table:table-cell table:formula="of:=([.B31]-[.B30])" office:value-type="float" office:value="0.3175">
            <text:p>0,3175</text:p>
          </table:table-cell>
          <table:table-cell table:formula="of:=([.C31]-[.C30])" office:value-type="float" office:value="0.325">
            <text:p>0,325</text:p>
          </table:table-cell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>
            <draw:frame table:end-cell-address="Optimierung.G62" table:end-x="0.619cm" table:end-y="0.44cm" draw:z-index="0" draw:style-name="gr1" draw:text-style-name="P1" svg:width="15.999cm" svg:height="8.999cm" svg:x="0.001cm" svg:y="0.022cm">
              <draw:object draw:notify-on-update-of-ranges="Optimierung.B2:Optimierung.C2 Optimierung.A3:Optimierung.A3 Optimierung.B3:Optimierung.C3 Optimierung.A4:Optimierung.A4 Optimierung.B4:Optimierung.C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Optimierung.S62" table:end-x="0.187cm" table:end-y="0.429cm" draw:z-index="2" draw:style-name="gr1" draw:text-style-name="P1" svg:width="15.999cm" svg:height="8.999cm" svg:x="2.253cm" svg:y="0.011cm">
              <draw:object draw:notify-on-update-of-ranges="Optimierung.B20:Optimierung.C20 Optimierung.A21:Optimierung.A21 Optimierung.B21:Optimierung.C21 Optimierung.A22:Optimierung.A22 Optimierung.B22:Optimierung.C22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3"/>
        </table:table-row>
        <table:table-row table:style-name="ro2" table:number-rows-repeated="40">
          <table:table-cell table:number-columns-repeated="1024"/>
        </table:table-row>
        <table:table-row table:style-name="ro2">
          <table:table-cell>
            <draw:frame table:end-cell-address="Optimierung.G104" table:end-x="0.609cm" table:end-y="0.006cm" draw:z-index="3" draw:style-name="gr1" draw:text-style-name="P1" svg:width="15.989cm" svg:height="9.007cm" svg:x="0.001cm" svg:y="0.032cm">
              <draw:object draw:notify-on-update-of-ranges="Optimierung.B29:Optimierung.C29 Optimierung.A30:Optimierung.A30 Optimierung.B30:Optimierung.C30 Optimierung.A31:Optimierung.A31 Optimierung.B31:Optimierung.C31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23"/>
        </table:table-row>
      </table:table>
      <table:database-ranges>
        <table:database-range table:target-range-address="'Größen Übersicht'.A1:'Größen Übersicht'.C1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0">20.02.2025</text:date>, <text:time>15:18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0:43:59.25</meta:creation-date>
    <dc:date>2025-02-20T15:18:08.10</dc:date>
    <dc:creator>W. Pahl</dc:creator>
    <meta:editing-duration>P3DT16H3M12S</meta:editing-duration>
    <meta:editing-cycles>89</meta:editing-cycles>
    <meta:generator>OpenOffice/4.1.15$Win32 OpenOffice.org_project/4115m2$Build-9813</meta:generator>
    <meta:printed-by>W. Pahl</meta:printed-by>
    <meta:print-date>2025-01-17T17:51:42.72</meta:print-date>
    <meta:document-statistic meta:table-count="4" meta:cell-count="20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851cm" svg:height="12.109cm" xlink:href=".." xlink:type="simple" chart:class="chart:bar" chart:style-name="ch1">
        <chart:legend chart:legend-position="end" svg:x="20.884cm" svg:y="2.336cm" style:legend-expansion="high" chart:style-name="ch2"/>
        <chart:plot-area chart:style-name="ch3" table:cell-range-address="'Modelle Übersicht'.A1:'Modelle Übersicht'.C15" chart:data-source-has-labels="both" svg:x="0.987cm" svg:y="1.103cm" svg:width="18.823cm" svg:height="10.344cm">
          <chartooo:coordinate-region svg:x="1.714cm" svg:y="1.315cm" svg:width="18.096cm" svg:height="9.459cm"/>
          <chart:axis chart:dimension="x" chart:name="primary-x" chart:style-name="ch4" chartooo:axis-type="auto">
            <chartooo:date-scale/>
            <chart:categories table:cell-range-address="'Modelle Übersicht'.B1:'Modelle Übersicht'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elle Übersicht'.B2:'Modelle Übersicht'.C2" chart:label-cell-address="'Modelle Übersicht'.A2:'Modelle Übersicht'.A2" chart:class="chart:bar">
            <chart:data-point chart:repeated="2"/>
          </chart:series>
          <chart:series chart:style-name="ch8" chart:values-cell-range-address="'Modelle Übersicht'.B3:'Modelle Übersicht'.C3" chart:label-cell-address="'Modelle Übersicht'.A3:'Modelle Übersicht'.A3" chart:class="chart:bar">
            <chart:data-point chart:repeated="2"/>
          </chart:series>
          <chart:series chart:style-name="ch9" chart:values-cell-range-address="'Modelle Übersicht'.B4:'Modelle Übersicht'.C4" chart:label-cell-address="'Modelle Übersicht'.A4:'Modelle Übersicht'.A4" chart:class="chart:bar">
            <chart:data-point chart:repeated="2"/>
          </chart:series>
          <chart:series chart:style-name="ch10" chart:values-cell-range-address="'Modelle Übersicht'.B5:'Modelle Übersicht'.C5" chart:label-cell-address="'Modelle Übersicht'.A5:'Modelle Übersicht'.A5" chart:class="chart:bar">
            <chart:data-point chart:repeated="2"/>
          </chart:series>
          <chart:series chart:style-name="ch11" chart:values-cell-range-address="'Modelle Übersicht'.B6:'Modelle Übersicht'.C6" chart:label-cell-address="'Modelle Übersicht'.A6:'Modelle Übersicht'.A6" chart:class="chart:bar">
            <chart:data-point chart:repeated="2"/>
          </chart:series>
          <chart:series chart:style-name="ch12" chart:values-cell-range-address="'Modelle Übersicht'.B7:'Modelle Übersicht'.C7" chart:label-cell-address="'Modelle Übersicht'.A7:'Modelle Übersicht'.A7" chart:class="chart:bar">
            <chart:data-point chart:repeated="2"/>
          </chart:series>
          <chart:series chart:style-name="ch13" chart:values-cell-range-address="'Modelle Übersicht'.B8:'Modelle Übersicht'.C8" chart:label-cell-address="'Modelle Übersicht'.A8:'Modelle Übersicht'.A8" chart:class="chart:bar">
            <chart:data-point chart:repeated="2"/>
          </chart:series>
          <chart:series chart:style-name="ch14" chart:values-cell-range-address="'Modelle Übersicht'.B9:'Modelle Übersicht'.C9" chart:label-cell-address="'Modelle Übersicht'.A9:'Modelle Übersicht'.A9" chart:class="chart:bar">
            <chart:data-point chart:repeated="2"/>
          </chart:series>
          <chart:series chart:style-name="ch15" chart:values-cell-range-address="'Modelle Übersicht'.B10:'Modelle Übersicht'.C10" chart:label-cell-address="'Modelle Übersicht'.A10:'Modelle Übersicht'.A10" chart:class="chart:bar">
            <chart:data-point chart:repeated="2"/>
          </chart:series>
          <chart:series chart:style-name="ch16" chart:values-cell-range-address="'Modelle Übersicht'.B11:'Modelle Übersicht'.C11" chart:label-cell-address="'Modelle Übersicht'.A11:'Modelle Übersicht'.A11" chart:class="chart:bar">
            <chart:data-point chart:repeated="2"/>
          </chart:series>
          <chart:series chart:style-name="ch17" chart:values-cell-range-address="'Modelle Übersicht'.B12:'Modelle Übersicht'.C12" chart:label-cell-address="'Modelle Übersicht'.A12:'Modelle Übersicht'.A12" chart:class="chart:bar">
            <chart:data-point chart:repeated="2"/>
          </chart:series>
          <chart:series chart:style-name="ch18" chart:values-cell-range-address="'Modelle Übersicht'.B13:'Modelle Übersicht'.C13" chart:label-cell-address="'Modelle Übersicht'.A13:'Modelle Übersicht'.A13" chart:class="chart:bar">
            <chart:data-point chart:repeated="2"/>
          </chart:series>
          <chart:series chart:style-name="ch7" chart:values-cell-range-address="'Modelle Übersicht'.B14:'Modelle Übersicht'.C14" chart:label-cell-address="'Modelle Übersicht'.A14:'Modelle Übersicht'.A14" chart:class="chart:bar">
            <chart:data-point chart:repeated="2"/>
          </chart:series>
          <chart:series chart:style-name="ch8" chart:values-cell-range-address="'Modelle Übersicht'.B15:'Modelle Übersicht'.C15" chart:label-cell-address="'Modelle Übersicht'.A15:'Modelle Übersicht'.A15" chart:class="chart:bar"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'Modelle Übersicht'.B1:'Modelle Übersicht'.C1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Deepseek Coder V2</text:p>
                <draw:g>
                  <svg:desc>'Modelle Übersicht'.A2:'Modelle Übersicht'.A2</svg:desc>
                </draw:g>
              </table:table-cell>
              <table:table-cell office:value-type="float" office:value="0.555">
                <text:p>0.555</text:p>
                <draw:g>
                  <svg:desc>'Modelle Übersicht'.B2:'Modelle Übersicht'.C2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Deepseek-R1</text:p>
                <draw:g>
                  <svg:desc>'Modelle Übersicht'.A3:'Modelle Übersicht'.A3</svg:desc>
                </draw:g>
              </table:table-cell>
              <table:table-cell office:value-type="float" office:value="0.7025">
                <text:p>0.7025</text:p>
                <draw:g>
                  <svg:desc>'Modelle Übersicht'.B3:'Modelle Übersicht'.C3</svg:desc>
                </draw:g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Gemini 1.5 Chatbot</text:p>
                <draw:g>
                  <svg:desc>'Modelle Übersicht'.A4:'Modelle Übersicht'.A4</svg:desc>
                </draw:g>
              </table:table-cell>
              <table:table-cell office:value-type="float" office:value="0.2925">
                <text:p>0.2925</text:p>
                <draw:g>
                  <svg:desc>'Modelle Übersicht'.B4:'Modelle Übersicht'.C4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Gemini 1.5 API (600 Token)</text:p>
                <draw:g>
                  <svg:desc>'Modelle Übersicht'.A5:'Modelle Übersicht'.A5</svg:desc>
                </draw:g>
              </table:table-cell>
              <table:table-cell office:value-type="float" office:value="0.06">
                <text:p>0.06</text:p>
                <draw:g>
                  <svg:desc>'Modelle Übersicht'.B5:'Modelle Übersicht'.C5</svg:desc>
                </draw:g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ChatGPT 4 Turbo API (600 Token)</text:p>
                <draw:g>
                  <svg:desc>'Modelle Übersicht'.A6:'Modelle Übersicht'.A6</svg:desc>
                </draw:g>
              </table:table-cell>
              <table:table-cell office:value-type="float" office:value="0.335">
                <text:p>0.335</text:p>
                <draw:g>
                  <svg:desc>'Modelle Übersicht'.B6:'Modelle Übersicht'.C6</svg:desc>
                </draw:g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Llama3.1 (600 Token)</text:p>
                <draw:g>
                  <svg:desc>'Modelle Übersicht'.A7:'Modelle Übersicht'.A7</svg:desc>
                </draw:g>
              </table:table-cell>
              <table:table-cell office:value-type="float" office:value="0.43">
                <text:p>0.43</text:p>
                <draw:g>
                  <svg:desc>'Modelle Übersicht'.B7:'Modelle Übersicht'.C7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 (1200 Token)</text:p>
                <draw:g>
                  <svg:desc>'Modelle Übersicht'.A8:'Modelle Übersicht'.A8</svg:desc>
                </draw:g>
              </table:table-cell>
              <table:table-cell office:value-type="float" office:value="0.445">
                <text:p>0.445</text:p>
                <draw:g>
                  <svg:desc>'Modelle Übersicht'.B8:'Modelle Übersicht'.C8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-Claude 8b-q4</text:p>
                <draw:g>
                  <svg:desc>'Modelle Übersicht'.A9:'Modelle Übersicht'.A9</svg:desc>
                </draw:g>
              </table:table-cell>
              <table:table-cell office:value-type="float" office:value="0.4625">
                <text:p>0.4625</text:p>
                <draw:g>
                  <svg:desc>'Modelle Übersicht'.B9:'Modelle Übersicht'.C9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Llama3.2</text:p>
                <draw:g>
                  <svg:desc>'Modelle Übersicht'.A10:'Modelle Übersicht'.A10</svg:desc>
                </draw:g>
              </table:table-cell>
              <table:table-cell office:value-type="float" office:value="0.2625">
                <text:p>0.2625</text:p>
                <draw:g>
                  <svg:desc>'Modelle Übersicht'.B10:'Modelle Übersicht'.C10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3 70b-q2</text:p>
                <draw:g>
                  <svg:desc>'Modelle Übersicht'.A11:'Modelle Übersicht'.A11</svg:desc>
                </draw:g>
              </table:table-cell>
              <table:table-cell office:value-type="float" office:value="0.6275">
                <text:p>0.6275</text:p>
                <draw:g>
                  <svg:desc>'Modelle Übersicht'.B11:'Modelle Übersicht'.C11</svg:desc>
                </draw:g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Mistral Small</text:p>
                <draw:g>
                  <svg:desc>'Modelle Übersicht'.A12:'Modelle Übersicht'.A12</svg:desc>
                </draw:g>
              </table:table-cell>
              <table:table-cell office:value-type="float" office:value="0.22">
                <text:p>0.22</text:p>
                <draw:g>
                  <svg:desc>'Modelle Übersicht'.B12:'Modelle Übersicht'.C12</svg:desc>
                </draw:g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Qwen2.5 Coder</text:p>
                <draw:g>
                  <svg:desc>'Modelle Übersicht'.A13:'Modelle Übersicht'.A13</svg:desc>
                </draw:g>
              </table:table-cell>
              <table:table-cell office:value-type="float" office:value="0.1975">
                <text:p>0.1975</text:p>
                <draw:g>
                  <svg:desc>'Modelle Übersicht'.B13:'Modelle Übersicht'.C13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odellama:13b</text:p>
                <draw:g>
                  <svg:desc>'Modelle Übersicht'.A14:'Modelle Übersicht'.A14</svg:desc>
                </draw:g>
              </table:table-cell>
              <table:table-cell office:value-type="float" office:value="0.005">
                <text:p>0.005</text:p>
                <draw:g>
                  <svg:desc>'Modelle Übersicht'.B14:'Modelle Übersicht'.C14</svg:desc>
                </draw:g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Codellama:70b</text:p>
                <draw:g>
                  <svg:desc>'Modelle Übersicht'.A15:'Modelle Übersicht'.A15</svg:desc>
                </draw:g>
              </table:table-cell>
              <table:table-cell office:value-type="float" office:value="0.3325">
                <text:p>0.3325</text:p>
                <draw:g>
                  <svg:desc>'Modelle Übersicht'.B15:'Modelle Übersicht'.C15</svg:desc>
                </draw:g>
              </table:table-cell>
              <table:table-cell office:value-type="float" office:value="0.6375">
                <text:p>0.6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75cm" svg:y="0.316cm" chart:style-name="ch2">
          <text:p>Auswahl des Framework</text:p>
        </chart:title>
        <chart:subtitle svg:x="6.342cm" svg:y="1.275cm" chart:style-name="ch3">
          <text:p>CodeLlama Modell</text:p>
        </chart:subtitle>
        <chart:legend chart:legend-position="end" svg:x="13.684cm" svg:y="3.926cm" style:legend-expansion="high" chart:style-name="ch4"/>
        <chart:plot-area chart:style-name="ch5" table:cell-range-address="Optimierung.A2:Optimierung.C4" chart:data-source-has-labels="both" svg:x="0.77cm" svg:y="2.318cm" svg:width="12.274cm" svg:height="6.082cm">
          <chartooo:coordinate-region svg:x="1.682cm" svg:y="2.53cm" svg:width="11.362cm" svg:height="5.197cm"/>
          <chart:axis chart:dimension="x" chart:name="primary-x" chart:style-name="ch6" chartooo:axis-type="auto">
            <chartooo:date-scale/>
            <chart:categories table:cell-range-address="Optimierung.B2:Optimierung.C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3:Optimierung.C3" chart:label-cell-address="Optimierung.A3:Optimierung.A3" chart:class="chart:bar">
            <chart:data-point chart:repeated="2"/>
          </chart:series>
          <chart:series chart:style-name="ch10" chart:values-cell-range-address="Optimierung.B4:Optimierung.C4" chart:label-cell-address="Optimierung.A4:Optimierung.A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2:Optimierung.C2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3:Optimierung.A3</svg:desc>
                </draw:g>
              </table:table-cell>
              <table:table-cell office:value-type="float" office:value="0.005">
                <text:p>0.005</text:p>
                <draw:g>
                  <svg:desc>Optimierung.B3:Optimierung.C3</svg:desc>
                </draw:g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DSPy</text:p>
                <draw:g>
                  <svg:desc>Optimierung.A4:Optimierung.A4</svg:desc>
                </draw:g>
              </table:table-cell>
              <table:table-cell office:value-type="float" office:value="0.1425">
                <text:p>0.1425</text:p>
                <draw:g>
                  <svg:desc>Optimierung.B4:Optimierung.C4</svg:desc>
                </draw:g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85cm" xlink:href=".." xlink:type="simple" chart:class="chart:line" chart:style-name="ch1">
        <chart:title svg:x="6.977cm" svg:y="0.315cm" chart:style-name="ch2">
          <text:p>Llama 3.1</text:p>
        </chart:title>
        <chart:subtitle svg:x="6.303cm" svg:y="1.273cm" chart:style-name="ch3">
          <text:p>Sprachauswertung</text:p>
        </chart:subtitle>
        <chart:legend chart:legend-position="end" svg:x="12.487cm" svg:y="3.918cm" style:legend-expansion="high" chart:style-name="ch4"/>
        <chart:plot-area chart:style-name="ch5" table:cell-range-address="'Sprachen Übersicht'.A1:'Sprachen Übersicht'.C6" chart:data-source-has-labels="both" svg:x="0.77cm" svg:y="2.314cm" svg:width="11.077cm" svg:height="6.072cm">
          <chartooo:coordinate-region svg:x="1.497cm" svg:y="2.526cm" svg:width="9.713cm" svg:height="5.187cm"/>
          <chart:axis chart:dimension="x" chart:name="primary-x" chart:style-name="ch6" chartooo:axis-type="auto">
            <chartooo:date-scale/>
            <chart:categories table:cell-range-address="'Sprachen Übersicht'.A2:'Sprachen Übersich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2:'Sprachen Übersicht'.B6" chart:label-cell-address="'Sprachen Übersicht'.B1:'Sprachen Übersicht'.B1" chart:class="chart:line">
            <chart:data-point chart:repeated="5"/>
          </chart:series>
          <chart:series chart:style-name="ch9" chart:values-cell-range-address="'Sprachen Übersicht'.C2:'Sprachen Übersicht'.C6" chart:label-cell-address="'Sprachen Übersicht'.C1:'Sprachen Übersicht'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1 deu</text:p>
                <draw:g>
                  <svg:desc>'Sprachen Übersicht'.B1:'Sprachen Übersicht'.B1</svg:desc>
                </draw:g>
              </table:table-cell>
              <table:table-cell office:value-type="string">
                <text:p>Llama 3.1 eng</text:p>
                <draw:g>
                  <svg:desc>'Sprachen Übersicht'.C1:'Sprachen Übersich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2:'Sprachen Übersicht'.A6</svg:desc>
                </draw:g>
              </table:table-cell>
              <table:table-cell office:value-type="float" office:value="0.43">
                <text:p>0.43</text:p>
                <draw:g>
                  <svg:desc>'Sprachen Übersicht'.B2:'Sprachen Übersicht'.B6</svg:desc>
                </draw:g>
              </table:table-cell>
              <table:table-cell office:value-type="float" office:value="0.485">
                <text:p>0.485</text:p>
                <draw:g>
                  <svg:desc>'Sprachen Übersicht'.C2:'Sprachen Übersicht'.C6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5375">
                <text:p>0.5375</text:p>
              </table:table-cell>
              <table:table-cell office:value-type="float" office:value="0.5512">
                <text:p>0.5512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59">
                <text:p>0.59</text:p>
              </table:table-cell>
              <table:table-cell office:value-type="float" office:value="0.5825">
                <text:p>0.58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62">
                <text:p>0.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6375">
                <text:p>0.6375</text:p>
              </table:table-cell>
              <table:table-cell office:value-type="float" office:value="0.6125">
                <text:p>0.6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Lllama 3.2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0:'Sprachen Übersicht'.C15" chart:data-source-has-labels="both" svg:x="0.77cm" svg:y="2.318cm" svg:width="11.076cm" svg:height="6.082cm">
          <chartooo:coordinate-region svg:x="1.497cm" svg:y="2.531cm" svg:width="9.712cm" svg:height="5.196cm"/>
          <chart:axis chart:dimension="x" chart:name="primary-x" chart:style-name="ch6" chartooo:axis-type="auto">
            <chartooo:date-scale/>
            <chart:categories table:cell-range-address="'Sprachen Übersicht'.A11:'Sprachen Übersicht'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1:'Sprachen Übersicht'.B15" chart:label-cell-address="'Sprachen Übersicht'.B10:'Sprachen Übersicht'.B10" chart:class="chart:line">
            <chart:data-point chart:repeated="5"/>
          </chart:series>
          <chart:series chart:style-name="ch9" chart:values-cell-range-address="'Sprachen Übersicht'.C11:'Sprachen Übersicht'.C15" chart:label-cell-address="'Sprachen Übersicht'.C10:'Sprachen Übersicht'.C1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2 deu</text:p>
                <draw:g>
                  <svg:desc>'Sprachen Übersicht'.B10:'Sprachen Übersicht'.B10</svg:desc>
                </draw:g>
              </table:table-cell>
              <table:table-cell office:value-type="string">
                <text:p>Llama 3.2 eng</text:p>
                <draw:g>
                  <svg:desc>'Sprachen Übersicht'.C10:'Sprachen Übersicht'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1:'Sprachen Übersicht'.A15</svg:desc>
                </draw:g>
              </table:table-cell>
              <table:table-cell office:value-type="float" office:value="0.2625">
                <text:p>0.2625</text:p>
                <draw:g>
                  <svg:desc>'Sprachen Übersicht'.B11:'Sprachen Übersicht'.B15</svg:desc>
                </draw:g>
              </table:table-cell>
              <table:table-cell office:value-type="float" office:value="0.2475">
                <text:p>0.2475</text:p>
                <draw:g>
                  <svg:desc>'Sprachen Übersicht'.C11:'Sprachen Übersicht'.C15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3875">
                <text:p>0.3875</text:p>
              </table:table-cell>
              <table:table-cell office:value-type="float" office:value="0.3337">
                <text:p>0.3337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465">
                <text:p>0.465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515">
                <text:p>0.515</text:p>
              </table:table-cell>
              <table:table-cell office:value-type="float" office:value="0.4225">
                <text:p>0.4225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77cm" svg:y="0.316cm" chart:style-name="ch2">
          <text:p>Llama 3.3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8:'Sprachen Übersicht'.C23" chart:data-source-has-labels="both" svg:x="0.77cm" svg:y="2.318cm" svg:width="11.076cm" svg:height="6.082cm">
          <chartooo:coordinate-region svg:x="1.682cm" svg:y="2.53cm" svg:width="9.527cm" svg:height="5.197cm"/>
          <chart:axis chart:dimension="x" chart:name="primary-x" chart:style-name="ch6" chartooo:axis-type="auto">
            <chartooo:date-scale/>
            <chart:categories table:cell-range-address="'Sprachen Übersicht'.A19:'Sprachen Übersicht'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9:'Sprachen Übersicht'.B23" chart:label-cell-address="'Sprachen Übersicht'.B18:'Sprachen Übersicht'.B18" chart:class="chart:line">
            <chart:data-point chart:repeated="5"/>
          </chart:series>
          <chart:series chart:style-name="ch9" chart:values-cell-range-address="'Sprachen Übersicht'.C19:'Sprachen Übersicht'.C23" chart:label-cell-address="'Sprachen Übersicht'.C18:'Sprachen Übersicht'.C1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3 deu</text:p>
                <draw:g>
                  <svg:desc>'Sprachen Übersicht'.B18:'Sprachen Übersicht'.B18</svg:desc>
                </draw:g>
              </table:table-cell>
              <table:table-cell office:value-type="string">
                <text:p>Llama 3.3 eng</text:p>
                <draw:g>
                  <svg:desc>'Sprachen Übersicht'.C18:'Sprachen Übersicht'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9:'Sprachen Übersicht'.A23</svg:desc>
                </draw:g>
              </table:table-cell>
              <table:table-cell office:value-type="float" office:value="0.6275">
                <text:p>0.6275</text:p>
                <draw:g>
                  <svg:desc>'Sprachen Übersicht'.B19:'Sprachen Übersicht'.B23</svg:desc>
                </draw:g>
              </table:table-cell>
              <table:table-cell office:value-type="float" office:value="0.6625">
                <text:p>0.6625</text:p>
                <draw:g>
                  <svg:desc>'Sprachen Übersicht'.C19:'Sprachen Übersicht'.C23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6825">
                <text:p>0.6825</text:p>
              </table:table-cell>
              <table:table-cell office:value-type="float" office:value="0.6987">
                <text:p>0.6987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7063">
                <text:p>0.7063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7175">
                <text:p>0.717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725">
                <text:p>0.725</text:p>
              </table:table-cell>
              <table:table-cell office:value-type="float" office:value="0.725">
                <text:p>0.7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98cm" xlink:href=".." xlink:type="simple" chart:class="chart:bar" chart:style-name="ch1">
        <chart:title svg:x="5.575cm" svg:y="0.317cm" chart:style-name="ch2">
          <text:p>Auswahl des Framework</text:p>
        </chart:title>
        <chart:subtitle svg:x="6.422cm" svg:y="1.277cm" chart:style-name="ch3">
          <text:p>LLama 3.1 Modell</text:p>
        </chart:subtitle>
        <chart:legend chart:legend-position="end" svg:x="13.684cm" svg:y="3.975cm" style:legend-expansion="high" chart:style-name="ch4"/>
        <chart:plot-area chart:style-name="ch5" table:cell-range-address="Optimierung.A11:Optimierung.C13" chart:data-source-has-labels="both" svg:x="0.77cm" svg:y="2.322cm" svg:width="12.274cm" svg:height="6.175cm">
          <chartooo:coordinate-region svg:x="1.497cm" svg:y="2.534cm" svg:width="11.547cm" svg:height="5.29cm"/>
          <chart:axis chart:dimension="x" chart:name="primary-x" chart:style-name="ch6" chartooo:axis-type="auto">
            <chartooo:date-scale/>
            <chart:categories table:cell-range-address="Optimierung.B11:Optimierung.C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12:Optimierung.C12" chart:label-cell-address="Optimierung.A12:Optimierung.A12" chart:class="chart:bar">
            <chart:data-point chart:repeated="2"/>
          </chart:series>
          <chart:series chart:style-name="ch10" chart:values-cell-range-address="Optimierung.B13:Optimierung.C13" chart:label-cell-address="Optimierung.A13:Optimierung.A1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11:Optimierung.C11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12:Optimierung.A12</svg:desc>
                </draw:g>
              </table:table-cell>
              <table:table-cell office:value-type="float" office:value="0.43">
                <text:p>0.43</text:p>
                <draw:g>
                  <svg:desc>Optimierung.B12:Optimierung.C12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DSPy</text:p>
                <draw:g>
                  <svg:desc>Optimierung.A13:Optimierung.A13</svg:desc>
                </draw:g>
              </table:table-cell>
              <table:table-cell office:value-type="float" office:value="0.335">
                <text:p>0.335</text:p>
                <draw:g>
                  <svg:desc>Optimierung.B13:Optimierung.C13</svg:desc>
                </draw:g>
              </table:table-cell>
              <table:table-cell office:value-type="float" office:value="0.6125">
                <text:p>0.6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Auswahl der Framework</text:p>
        </chart:title>
        <chart:subtitle svg:x="5.919cm" svg:y="1.275cm" chart:style-name="ch3">
          <text:p>Qwen 2.5 Coder Modell</text:p>
        </chart:subtitle>
        <chart:legend chart:legend-position="end" svg:x="13.684cm" svg:y="3.926cm" style:legend-expansion="high" chart:style-name="ch4"/>
        <chart:plot-area chart:style-name="ch5" table:cell-range-address="Optimierung.A20:Optimierung.C22" chart:data-source-has-labels="both" svg:x="0.77cm" svg:y="2.318cm" svg:width="12.274cm" svg:height="6.082cm">
          <chartooo:coordinate-region svg:x="1.497cm" svg:y="2.53cm" svg:width="11.547cm" svg:height="5.197cm"/>
          <chart:axis chart:dimension="x" chart:name="primary-x" chart:style-name="ch6" chartooo:axis-type="auto">
            <chartooo:date-scale/>
            <chart:categories table:cell-range-address="Optimierung.B20:Optimierung.C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21:Optimierung.C21" chart:label-cell-address="Optimierung.A21:Optimierung.A21" chart:class="chart:bar">
            <chart:data-point chart:repeated="2"/>
          </chart:series>
          <chart:series chart:style-name="ch10" chart:values-cell-range-address="Optimierung.B22:Optimierung.C22" chart:label-cell-address="Optimierung.A22:Optimierung.A2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20:Optimierung.C20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21:Optimierung.A21</svg:desc>
                </draw:g>
              </table:table-cell>
              <table:table-cell office:value-type="float" office:value="0.1975">
                <text:p>0.1975</text:p>
                <draw:g>
                  <svg:desc>Optimierung.B21:Optimierung.C21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DSPy</text:p>
                <draw:g>
                  <svg:desc>Optimierung.A22:Optimierung.A22</svg:desc>
                </draw:g>
              </table:table-cell>
              <table:table-cell office:value-type="float" office:value="0.7125">
                <text:p>0.7125</text:p>
                <draw:g>
                  <svg:desc>Optimierung.B22:Optimierung.C22</svg:desc>
                </draw:g>
              </table:table-cell>
              <table:table-cell office:value-type="float" office:value="0.825">
                <text:p>0.8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8cm" xlink:href=".." xlink:type="simple" chart:class="chart:bar" chart:style-name="ch1">
        <chart:title svg:x="5.597cm" svg:y="0.316cm" chart:style-name="ch2">
          <text:p>Auswahl der Framework</text:p>
        </chart:title>
        <chart:subtitle svg:x="6.827cm" svg:y="1.275cm" chart:style-name="ch3">
          <text:p>Mistral Small</text:p>
        </chart:subtitle>
        <chart:legend chart:legend-position="end" svg:x="13.674cm" svg:y="3.93cm" style:legend-expansion="high" chart:style-name="ch4"/>
        <chart:plot-area chart:style-name="ch5" table:cell-range-address="Optimierung.A29:Optimierung.C31" chart:data-source-has-labels="both" svg:x="0.769cm" svg:y="2.318cm" svg:width="12.267cm" svg:height="6.09cm">
          <chartooo:coordinate-region svg:x="1.496cm" svg:y="2.53cm" svg:width="11.54cm" svg:height="5.205cm"/>
          <chart:axis chart:dimension="x" chart:name="primary-x" chart:style-name="ch6" chartooo:axis-type="auto">
            <chartooo:date-scale/>
            <chart:categories table:cell-range-address="Optimierung.B29:Optimierung.C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30:Optimierung.C30" chart:label-cell-address="Optimierung.A30:Optimierung.A30" chart:class="chart:bar">
            <chart:data-point chart:repeated="2"/>
          </chart:series>
          <chart:series chart:style-name="ch10" chart:values-cell-range-address="Optimierung.B31:Optimierung.C31" chart:label-cell-address="Optimierung.A31:Optimierung.A3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29:Optimierung.C29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30:Optimierung.A30</svg:desc>
                </draw:g>
              </table:table-cell>
              <table:table-cell office:value-type="float" office:value="0.22">
                <text:p>0.22</text:p>
                <draw:g>
                  <svg:desc>Optimierung.B30:Optimierung.C30</svg:desc>
                </draw:g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DSPy</text:p>
                <draw:g>
                  <svg:desc>Optimierung.A31:Optimierung.A31</svg:desc>
                </draw:g>
              </table:table-cell>
              <table:table-cell office:value-type="float" office:value="0.5375">
                <text:p>0.5375</text:p>
                <draw:g>
                  <svg:desc>Optimierung.B31:Optimierung.C31</svg:desc>
                </draw:g>
              </table:table-cell>
              <table:table-cell office:value-type="float" office:value="0.725">
                <text:p>0.7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data-label-number="none" chart:data-label-text="tru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9cm" svg:height="13.174cm" xlink:href=".." xlink:type="simple" chart:class="chart:scatter" chart:style-name="ch1">
        <chart:title svg:x="9.904cm" svg:y="0.399cm" chart:style-name="ch2">
          <text:p>Auswertung nach Parametergröße</text:p>
        </chart:title>
        <chart:legend chart:legend-position="end" svg:x="24.247cm" svg:y="6.275cm" style:legend-expansion="high" chart:style-name="ch3"/>
        <chart:plot-area chart:style-name="ch4" table:cell-range-address="'Größen Übersicht'.A1:'Größen Übersicht'.B12 'Größen Übersicht'.C2:'Größen Übersicht'.C12" chart:data-source-has-labels="both" svg:x="1.569cm" svg:y="1.967cm" svg:width="21.616cm" svg:height="9.936cm">
          <chartooo:coordinate-region svg:x="2.19cm" svg:y="2.179cm" svg:width="20.808cm" svg:height="9.051cm"/>
          <chart:axis chart:dimension="x" chart:name="primary-x" chart:style-name="ch5" chartooo:axis-type="auto">
            <chart:title svg:x="10.64cm" svg:y="12.167cm" chart:style-name="ch6">
              <text:p>Parameter in Milliarden</text:p>
            </chart:title>
            <chart:categories table:cell-range-address="'Größen Übersicht'.A2:'Größen Übersicht'.A12"/>
          </chart:axis>
          <chart:axis chart:dimension="y" chart:name="primary-y" chart:style-name="ch5">
            <chart:title svg:x="0.654cm" svg:y="9.017cm" chart:style-name="ch7">
              <text:p>pass@1 Ergebnis in Prozent</text:p>
            </chart:title>
            <chart:grid chart:style-name="ch8" chart:class="major"/>
          </chart:axis>
          <chart:series chart:style-name="ch9" chart:values-cell-range-address="'Größen Übersicht'.C2:'Größen Übersicht'.C12" chart:label-cell-address="'Größen Übersicht'.B1:'Größen Übersicht'.B1" chart:class="chart:scatter">
            <chart:domain table:cell-range-address="'Größen Übersicht'.B2:'Größen Übersicht'.B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Parameter</text:p>
                <draw:g>
                  <svg:desc>'Größen Übersicht'.B1:'Größen Übersich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dellama:13b</text:p>
                <draw:g>
                  <svg:desc>'Größen Übersicht'.A2:'Größen Übersicht'.A12</svg:desc>
                </draw:g>
              </table:table-cell>
              <table:table-cell office:value-type="float" office:value="13">
                <text:p>13</text:p>
                <draw:g>
                  <svg:desc>'Größen Übersicht'.B2:'Größen Übersicht'.B12</svg:desc>
                </draw:g>
              </table:table-cell>
              <table:table-cell office:value-type="float" office:value="0.5">
                <text:p>0.5</text:p>
                <draw:g>
                  <svg:desc>'Größen Übersicht'.C2:'Größen Übersicht'.C12</svg:desc>
                </draw:g>
              </table:table-cell>
            </table:table-row>
            <table:table-row>
              <table:table-cell office:value-type="string">
                <text:p>Qwen2.5 Coder</text:p>
              </table:table-cell>
              <table:table-cell office:value-type="float" office:value="32">
                <text:p>32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Mistral Small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lama3.2</text:p>
              </table:table-cell>
              <table:table-cell office:value-type="float" office:value="3">
                <text:p>3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Llama3.1 (600 Token)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lama3.1 (1200 Token)</text:p>
              </table:table-cell>
              <table:table-cell office:value-type="float" office:value="8">
                <text:p>8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Llama3.1-Claude</text:p>
              </table:table-cell>
              <table:table-cell office:value-type="float" office:value="8">
                <text:p>8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Deepseek Coder V2</text:p>
              </table:table-cell>
              <table:table-cell office:value-type="float" office:value="16">
                <text:p>16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Llama3.3</text:p>
              </table:table-cell>
              <table:table-cell office:value-type="float" office:value="70">
                <text:p>70</text:p>
              </table:table-cell>
              <table:table-cell office:value-type="float" office:value="62.75">
                <text:p>62.75</text:p>
              </table:table-cell>
            </table:table-row>
            <table:table-row>
              <table:table-cell office:value-type="string">
                <text:p>Deepseek-R1</text:p>
              </table:table-cell>
              <table:table-cell office:value-type="float" office:value="32">
                <text:p>32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Codellama:70b</text:p>
              </table:table-cell>
              <table:table-cell office:value-type="float" office:value="70">
                <text:p>70</text:p>
              </table:table-cell>
              <table:table-cell office:value-type="float" office:value="33.25">
                <text:p>33.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